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91in"/>
    </style:style>
    <style:style style:name="co2" style:family="table-column">
      <style:table-column-properties fo:break-before="auto" style:column-width="3.7in"/>
    </style:style>
    <style:style style:name="co3" style:family="table-column">
      <style:table-column-properties fo:break-before="auto" style:column-width="3.5457in"/>
    </style:style>
    <style:style style:name="co4" style:family="table-column">
      <style:table-column-properties fo:break-before="auto" style:column-width="7.0917in"/>
    </style:style>
    <style:style style:name="co5" style:family="table-column">
      <style:table-column-properties fo:break-before="auto" style:column-width="0.6689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1.083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Videos_20__28_Pre-1978_20_focus_29_">
      <style:table-properties table:display="true" style:writing-mode="lr-tb"/>
    </style:style>
    <style:style style:name="ce1" style:family="table-cell" style:parent-style-name="Normal">
      <style:table-cell-properties fo:background-color="#1f4e7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ideos (Pre-1978 focus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ynanon, rehab, group control, therapeutic community, California, 1960s-1970s</text:p>
          </table:table-cell>
          <table:table-cell office:value-type="string" calcext:value-type="string">
            <text:p>https://www.youtube.com/watch?v=cYh5eeK0Bxw</text:p>
          </table:table-cell>
          <table:table-cell office:value-type="string" calcext:value-type="string">
            <text:p>Synanon Drug Rehabilitation Program - A true alternative to prison</text:p>
          </table:table-cell>
          <table:table-cell office:value-type="string" calcext:value-type="string">
            <text:p>Short documentary-style piece describing Synanon’s drug rehabilitation/therapeutic-community model and how it positioned itself as an alternative to incarceration (Synanon founded 1958; prominent in the 1960s–70s)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rug rehab, Synanon, coercive persuasion, encounter groups, 1970, documentary</text:p>
          </table:table-cell>
          <table:table-cell office:value-type="string" calcext:value-type="string">
            <text:p>https://www.youtube.com/watch?v=pQIngWiRC7A</text:p>
          </table:table-cell>
          <table:table-cell office:value-type="string" calcext:value-type="string">
            <text:p>Bridge From No Place (1970)</text:p>
          </table:table-cell>
          <table:table-cell office:value-type="string" calcext:value-type="string">
            <text:p>1970-era program about drug use and recovery that includes coverage of the Synanon “therapeutic community” model and its intensive group method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ts, group psychology, peer pressure, TV report, California, 1970</text:p>
          </table:table-cell>
          <table:table-cell office:value-type="string" calcext:value-type="string">
            <text:p>https://archive.org/details/casacsh_000612</text:p>
          </table:table-cell>
          <table:table-cell office:value-type="string" calcext:value-type="string">
            <text:p>Cults - KOVR-TV 1970</text:p>
          </table:table-cell>
          <table:table-cell office:value-type="string" calcext:value-type="string">
            <text:p>KOVR-TV special report (1970) discussing why people join cults, including interviews and commentary on belonging, peer pressure, and manipulation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mmune, Brotherhood of the Spirit, Renaissance Community, Metelica, Massachusetts, 1971</text:p>
          </table:table-cell>
          <table:table-cell office:value-type="string" calcext:value-type="string">
            <text:p>https://www.youtube.com/watch?v=MFIwTEgicYk</text:p>
          </table:table-cell>
          <table:table-cell office:value-type="string" calcext:value-type="string">
            <text:p>Metelica Spirit In Flesh Commune Documentary - 1971</text:p>
          </table:table-cell>
          <table:table-cell office:value-type="string" calcext:value-type="string">
            <text:p>1971 footage focused on Michael Metelica’s Brotherhood of the Spirit/Renaissance Community milieu and the associated band ‘Spirit in Flesh,’ capturing communal life and counterculture aesthetic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are Krishna, ISKCON, new religious movement, 1970s, documentary</text:p>
          </table:table-cell>
          <table:table-cell office:value-type="string" calcext:value-type="string">
            <text:p>https://www.youtube.com/watch?v=GHV3OF-ZV9E</text:p>
          </table:table-cell>
          <table:table-cell office:value-type="string" calcext:value-type="string">
            <text:p>The Hare Krishna People - 1080p HD</text:p>
          </table:table-cell>
          <table:table-cell office:value-type="string" calcext:value-type="string">
            <text:p>1970s documentary overview of ISKCON/Hare Krishna activity and public presence, including scenes of chanting, outreach, and community organization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are Krishna, ISKCON, television news, interview, 1970, USA</text:p>
          </table:table-cell>
          <table:table-cell office:value-type="string" calcext:value-type="string">
            <text:p>https://www.youtube.com/watch?v=2c8-LoBaApc</text:p>
          </table:table-cell>
          <table:table-cell office:value-type="string" calcext:value-type="string">
            <text:p>The Hare Krishna's in 1970 -- CBS Word News interviews Rupanuga dasa</text:p>
          </table:table-cell>
          <table:table-cell office:value-type="string" calcext:value-type="string">
            <text:p>CBS World News interview segment (1970) with a Hare Krishna devotee explaining the movement’s street presence, chanting, and public perception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are Krishna, early ISKCON, archival footage, 1970, devotees</text:p>
          </table:table-cell>
          <table:table-cell office:value-type="string" calcext:value-type="string">
            <text:p>https://www.youtube.com/watch?v=98MOLQSAGbU</text:p>
          </table:table-cell>
          <table:table-cell office:value-type="string" calcext:value-type="string">
            <text:p>Hare Krishna Devotees In The Early Days - 1970</text:p>
          </table:table-cell>
          <table:table-cell office:value-type="string" calcext:value-type="string">
            <text:p>Compilation of early-period (1970) footage of ISKCON devotees and public activities, emphasizing early U.S. growth and street kirtan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are Krishna, Prabhupada, origins, 1965-1970, documentary series</text:p>
          </table:table-cell>
          <table:table-cell office:value-type="string" calcext:value-type="string">
            <text:p>https://www.youtube.com/watch?v=1m9lh6XB5xg</text:p>
          </table:table-cell>
          <table:table-cell office:value-type="string" calcext:value-type="string">
            <text:p>Krishna Consciousness Comes to America 1965-1970 -- Following Srila Prabhupada Part 1</text:p>
          </table:table-cell>
          <table:table-cell office:value-type="string" calcext:value-type="string">
            <text:p>Long-form historical documentary segment covering Srila Prabhupada’s arrival and ISKCON’s early development in the U.S. (1965–1970)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are Krishna, UK, procession, British Pathé, London, 1970s</text:p>
          </table:table-cell>
          <table:table-cell office:value-type="string" calcext:value-type="string">
            <text:p>https://www.britishpathe.com/asset/124474/</text:p>
          </table:table-cell>
          <table:table-cell office:value-type="string" calcext:value-type="string">
            <text:p>U.K.: Members of Hare Krishna movement parade in London's West End</text:p>
          </table:table-cell>
          <table:table-cell office:value-type="string" calcext:value-type="string">
            <text:p>British Pathé newsreel item showing a Hare Krishna procession and chanting in London, capturing the movement’s public rituals and media framing as an ‘Indian-inspired’ cult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nification Church, Moonies, mass wedding, 1975, group ceremony</text:p>
          </table:table-cell>
          <table:table-cell office:value-type="string" calcext:value-type="string">
            <text:p>https://www.youtube.com/watch?v=EMoGQKjHRgA</text:p>
          </table:table-cell>
          <table:table-cell office:value-type="string" calcext:value-type="string">
            <text:p>SYND 9 2 75 MASS WEDDING CONDUCTED BY REV SUN MYUNG MOON</text:p>
          </table:table-cell>
          <table:table-cell office:value-type="string" calcext:value-type="string">
            <text:p>News footage (Feb 9, 1975) covering a large-scale Unification Church mass wedding ceremony led by Rev. Sun Myung Moon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nification Church, Sun Myung Moon, Yankee Stadium, 1976, rally</text:p>
          </table:table-cell>
          <table:table-cell office:value-type="string" calcext:value-type="string">
            <text:p>https://www.youtube.com/watch?v=ckK4CBBAb2E</text:p>
          </table:table-cell>
          <table:table-cell office:value-type="string" calcext:value-type="string">
            <text:p>Rev. Sun Myung Moon at Yankee Stadium, June 1, 1976</text:p>
          </table:table-cell>
          <table:table-cell office:value-type="string" calcext:value-type="string">
            <text:p>Recorded speech/rally footage from the 1976 Yankee Stadium event associated with the Unification movement’s U.S. outreach during the bicentennial period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ine Light Mission, Guru Maharaj Ji, Prem Rawat, TVTV, 1974, documentary</text:p>
          </table:table-cell>
          <table:table-cell office:value-type="string" calcext:value-type="string">
            <text:p>https://www.youtube.com/watch?v=Qomvyw67_jQ</text:p>
          </table:table-cell>
          <table:table-cell office:value-type="string" calcext:value-type="string">
            <text:p>The Lord Of The Universe (1974)</text:p>
          </table:table-cell>
          <table:table-cell office:value-type="string" calcext:value-type="string">
            <text:p>TVTV’s 1974 documentary examining Guru Maharaj Ji (Prem Rawat) and the Divine Light Mission, including coverage around Millennium ’73 and follower cultur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cientology, Dianetics, TV clip, late 1960s, public concern</text:p>
          </table:table-cell>
          <table:table-cell office:value-type="string" calcext:value-type="string">
            <text:p>https://www.youtube.com/watch?v=CgUL6wULFLI</text:p>
          </table:table-cell>
          <table:table-cell office:value-type="string" calcext:value-type="string">
            <text:p>Amazing Clip We Found In The Archives: Scientology</text:p>
          </table:table-cell>
          <table:table-cell office:value-type="string" calcext:value-type="string">
            <text:p>Short archival clip (late 1960s) discussing public concerns and media framing around Scientology as it grew in visibility in the U.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anson Family, Charles Manson, newsreel, 1969, cult crime</text:p>
          </table:table-cell>
          <table:table-cell office:value-type="string" calcext:value-type="string">
            <text:p>https://m.youtube.com/watch?v=WxBLA33L2IM</text:p>
          </table:table-cell>
          <table:table-cell office:value-type="string" calcext:value-type="string">
            <text:p>CHARLES MANSON NEWSREEL RUSHES (1969)</text:p>
          </table:table-cell>
          <table:table-cell office:value-type="string" calcext:value-type="string">
            <text:p>Raw newsreel footage (1969) related to Charles Manson and the ‘Manson Family,’ useful for understanding early media portrayal and public reaction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anson Family, British Pathé, followers, verdicts, 1971, cult crime</text:p>
          </table:table-cell>
          <table:table-cell office:value-type="string" calcext:value-type="string">
            <text:p>https://www.britishpathe.com/asset/232291/</text:p>
          </table:table-cell>
          <table:table-cell office:value-type="string" calcext:value-type="string">
            <text:p>U.S.A.: MANSON AND "DISCIPLES" HERE GUILTY VERDICTS AGAINST THEM (1971)</text:p>
          </table:table-cell>
          <table:table-cell office:value-type="string" calcext:value-type="string">
            <text:p>British Pathé news item summarizing guilty verdicts in the Manson case and describing Manson’s influence over followers (‘disciples’) in contemporary reporting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oples Temple, Jim Jones, Jonestown, propaganda film, 1970s</text:p>
          </table:table-cell>
          <table:table-cell office:value-type="string" calcext:value-type="string">
            <text:p>https://archive.org/details/chi_000125</text:p>
          </table:table-cell>
          <table:table-cell office:value-type="string" calcext:value-type="string">
            <text:p>Peoples Temple - Jim Jones promoting Jonestown</text:p>
          </table:table-cell>
          <table:table-cell office:value-type="string" calcext:value-type="string">
            <text:p>Amateur promotional film made by Peoples Temple showing Jonestown facilities and daily life, intended to encourage migration to the settlement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oples Temple, Jim Jones, meeting footage, Redwood Valley, 1970s</text:p>
          </table:table-cell>
          <table:table-cell office:value-type="string" calcext:value-type="string">
            <text:p>https://archive.org/details/cabemrc_00007</text:p>
          </table:table-cell>
          <table:table-cell office:value-type="string" calcext:value-type="string">
            <text:p>A People's Temple meeting with Jim Jones</text:p>
          </table:table-cell>
          <table:table-cell office:value-type="string" calcext:value-type="string">
            <text:p>Rare black-and-white meeting footage (1970s) with Jim Jones presiding; includes testimony, music, and devotional praise illustrating internal group dynamic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ildren of God, The Family, Jesus Movement, 1972, TV news</text:p>
          </table:table-cell>
          <table:table-cell office:value-type="string" calcext:value-type="string">
            <text:p>https://www.youtube.com/shorts/I9I02X4zFpA</text:p>
          </table:table-cell>
          <table:table-cell office:value-type="string" calcext:value-type="string">
            <text:p>Inside the Children of God religious sect in 1972 | ABC News</text:p>
          </table:table-cell>
          <table:table-cell office:value-type="string" calcext:value-type="string">
            <text:p>ABC News archival segment (1972) interviewing young Children of God members about communal living, beliefs, and recruitment during the early Jesus Movement era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ildren of God, TV news, NBC, 1972-03-05, archival</text:p>
          </table:table-cell>
          <table:table-cell office:value-type="string" calcext:value-type="string">
            <text:p>https://childrenofgod.com/en/archives/video/attachments/nbc-1972-03-05/</text:p>
          </table:table-cell>
          <table:table-cell office:value-type="string" calcext:value-type="string">
            <text:p>The Children of God \ Video \ NBC (1972-03-05)</text:p>
          </table:table-cell>
          <table:table-cell office:value-type="string" calcext:value-type="string">
            <text:p>Archived NBC segment (dated 1972-03-05) about the Children of God movement, presented via the group’s historical archiv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ildren of God, TV news, CBS, 1973-04-26, archival</text:p>
          </table:table-cell>
          <table:table-cell office:value-type="string" calcext:value-type="string">
            <text:p>https://childrenofgod.com/en/archives/video/attachments/cbs-news-1973-04-26/</text:p>
          </table:table-cell>
          <table:table-cell office:value-type="string" calcext:value-type="string">
            <text:p>The Children of God \ Video \ CBS News (1973-04-26)</text:p>
          </table:table-cell>
          <table:table-cell office:value-type="string" calcext:value-type="string">
            <text:p>Archived CBS News segment (dated 1973-04-26) about the Children of God movement, presented via the group’s historical archiv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ildren of God, BBC, Man Alive, TV program, Jesus Movement</text:p>
          </table:table-cell>
          <table:table-cell office:value-type="string" calcext:value-type="string">
            <text:p>https://childrenofgod.com/en/archives/video/attachments/jesus-trip-man-alive-bbc-one/</text:p>
          </table:table-cell>
          <table:table-cell office:value-type="string" calcext:value-type="string">
            <text:p>The Children of God \ Video \ The Jesus Trip (Man Alive, BBC One)</text:p>
          </table:table-cell>
          <table:table-cell office:value-type="string" calcext:value-type="string">
            <text:p>BBC One ‘Man Alive’ program episode presented in the archive, documenting aspects of the Children of God/Jesus Movement milieu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ildren of God, First Tuesday, TV program, Jesus Freaks, 1970s</text:p>
          </table:table-cell>
          <table:table-cell office:value-type="string" calcext:value-type="string">
            <text:p>https://childrenofgod.com/en/archives/video/attachments/ultimate-trip-first-tuesday-jesus-freaks/</text:p>
          </table:table-cell>
          <table:table-cell office:value-type="string" calcext:value-type="string">
            <text:p>The Children of God \ Video \ The Ultimate Trip (First Tuesday: 'Jesus Freaks')</text:p>
          </table:table-cell>
          <table:table-cell office:value-type="string" calcext:value-type="string">
            <text:p>Archived TV program segment (‘First Tuesday: Jesus Freaks’) covering the Children of God context within the broader 1970s Jesus Movement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ildren of God, performance, London, 1974, Poorboy Club</text:p>
          </table:table-cell>
          <table:table-cell office:value-type="string" calcext:value-type="string">
            <text:p>https://childrenofgod.com/en/archives/video/attachments/poorboy-club-dictator-skit/</text:p>
          </table:table-cell>
          <table:table-cell office:value-type="string" calcext:value-type="string">
            <text:p>The Children of God \ Video \ Poorboy Club - The Dictator skit (London, 1974)</text:p>
          </table:table-cell>
          <table:table-cell office:value-type="string" calcext:value-type="string">
            <text:p>1974 London ‘Poorboy Club’ performance clip (skit) preserved in the archive; useful as a cultural artifact of the group’s public-facing messaging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ildren of God, performance, London, 1974, Poorboy Club</text:p>
          </table:table-cell>
          <table:table-cell office:value-type="string" calcext:value-type="string">
            <text:p>https://childrenofgod.com/en/archives/video/attachments/poorboy-club-intro/</text:p>
          </table:table-cell>
          <table:table-cell office:value-type="string" calcext:value-type="string">
            <text:p>The Children of God \ Video \ Poorboy Club - Intro (London, 1974)</text:p>
          </table:table-cell>
          <table:table-cell office:value-type="string" calcext:value-type="string">
            <text:p>Intro segment for a 1974 London ‘Poorboy Club’ performance sequence preserved in the archiv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ildren of God, performance, London, 1974, music</text:p>
          </table:table-cell>
          <table:table-cell office:value-type="string" calcext:value-type="string">
            <text:p>https://childrenofgod.com/en/archives/video/attachments/poorboy-club-band/</text:p>
          </table:table-cell>
          <table:table-cell office:value-type="string" calcext:value-type="string">
            <text:p>The Children of God \ Video \ Poorboy Club - The band (London, 1974)</text:p>
          </table:table-cell>
          <table:table-cell office:value-type="string" calcext:value-type="string">
            <text:p>1974 London performance clip featuring the Poorboy Club band; provides examples of music and staging used for outreach/identity-building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utterites, communal living, Anabaptist, documentary, 1964, Alberta</text:p>
          </table:table-cell>
          <table:table-cell office:value-type="string" calcext:value-type="string">
            <text:p>https://collection.nfb.ca/film/the_hutterites</text:p>
          </table:table-cell>
          <table:table-cell office:value-type="string" calcext:value-type="string">
            <text:p>The Hutterites (1964) – National Film Board of Canada</text:p>
          </table:table-cell>
          <table:table-cell office:value-type="string" calcext:value-type="string">
            <text:p>NFB documentary (1964) with rare access to a Hutterite colony in Alberta, depicting daily life, communal economics, and religious practic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hakers, communal living, religious sect, documentary, 1974, Folkstreams</text:p>
          </table:table-cell>
          <table:table-cell office:value-type="string" calcext:value-type="string">
            <text:p>https://www.folkstreams.net/films/shakers</text:p>
          </table:table-cell>
          <table:table-cell office:value-type="string" calcext:value-type="string">
            <text:p>The Shakers (1974) – Folkstreams</text:p>
          </table:table-cell>
          <table:table-cell office:value-type="string" calcext:value-type="string">
            <text:p>30-minute documentary tracing Shaker communal life, history, and song traditions, including interviews with remaining members in the early 1970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horn Foundation, intentional community, spiritual community, 1975, Scotland</text:p>
          </table:table-cell>
          <table:table-cell office:value-type="string" calcext:value-type="string">
            <text:p>https://www.youtube.com/watch?v=7lNQC84cWnQ</text:p>
          </table:table-cell>
          <table:table-cell office:value-type="string" calcext:value-type="string">
            <text:p>Findhorn (1975) – A Documentary on the Legendary Spiritual Community</text:p>
          </table:table-cell>
          <table:table-cell office:value-type="string" calcext:value-type="string">
            <text:p>1975 documentary exploring the Findhorn community in Scotland, often cited as a key intentional/spiritual community in the 1970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uroville, intentional community, India, utopian project, 1972, documentary</text:p>
          </table:table-cell>
          <table:table-cell office:value-type="string" calcext:value-type="string">
            <text:p>https://www.youtube.com/watch?v=HH4XbHVsA2Y</text:p>
          </table:table-cell>
          <table:table-cell office:value-type="string" calcext:value-type="string">
            <text:p>TRANSCENDENCE - 1972 documentary on the spiritual roots of Auroville</text:p>
          </table:table-cell>
          <table:table-cell office:value-type="string" calcext:value-type="string">
            <text:p>1972 documentary on the spiritual and philosophical roots of Auroville, framing the project as an experimental international township and intentional communit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bbutz, communal living, Israel, 1972, Thames Television</text:p>
          </table:table-cell>
          <table:table-cell office:value-type="string" calcext:value-type="string">
            <text:p>https://www.youtube.com/watch?v=1iXwCgfXxQ0</text:p>
          </table:table-cell>
          <table:table-cell office:value-type="string" calcext:value-type="string">
            <text:p>Life on a Kibbutz | Living on a Kibbutz | Israel | Documentary report | 1972</text:p>
          </table:table-cell>
          <table:table-cell office:value-type="string" calcext:value-type="string">
            <text:p>Thames Television report (first shown 1972) giving on-the-ground access to kibbutz life and communal economic/social organization.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ideos_20__28_Pre-1978_20_focus_29_" style:display-name="PageStyle_Videos (Pre-1978 focus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124" meta:object-count="0"/>
    <meta:generator>LibreOffice/25.2.3.2$Linux_X86_64 LibreOffice_project/520$Build-2</meta:generator>
  </office:meta>
</office:document-meta>
</file>